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mpact" style:list-style-name="WWNum1001">
      <style:text-properties fo:font-size="10pt"/>
    </style:style>
    <style:style style:name="P2" style:family="paragraph" style:parent-style-name="First_20_Paragraph" style:list-style-name="WWNum1001">
      <style:text-properties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4316569" text:style-name="WWNum1001">
        <text:list-item>
          <text:p text:style-name="P2">5E Spells - Short Desc. ChatGPT</text:p>
        </text:list-item>
        <text:list-item>
          <text:p text:style-name="P1">Absorb Elements: The caster captures energy from an elemental attack, gaining resistance to that type of damage and dealing it back in melee.</text:p>
        </text:list-item>
        <text:list-item>
          <text:p text:style-name="P1">Acid Splash: A small orb of acid is hurled at a target, dealing acid damage to it and any creatures near it.</text:p>
        </text:list-item>
        <text:list-item>
          <text:p text:style-name="P1">Aid: The target’s maximum hit points increase, providing a temporary boost to their durability for a limited time.</text:p>
        </text:list-item>
        <text:list-item>
          <text:p text:style-name="P1">Alarm: A magical alarm is set to alert the caster when a creature enters a designated area.</text:p>
        </text:list-item>
        <text:list-item>
          <text:p text:style-name="P1">Alter Self: The caster transforms their appearance or gains a physical characteristic, such as aquatic adaptation or natural armor.</text:p>
        </text:list-item>
        <text:list-item>
          <text:p text:style-name="P1">Ancestral Protectors: Spectral ancestors appear to protect a creature, imposing disadvantage on attacks against it while dealing psychic damage to those who strike it.</text:p>
        </text:list-item>
        <text:list-item>
          <text:p text:style-name="P1">Animal Friendship: The caster charms a beast, convincing it that they are its trusted friend.</text:p>
        </text:list-item>
        <text:list-item>
          <text:p text:style-name="P1">Animal Messenger: The caster sends a small animal to deliver a message to a specific location, which may take some time depending on distance.</text:p>
        </text:list-item>
        <text:list-item>
          <text:p text:style-name="P1">Animal Shapes: The caster transforms creatures into animals, granting them enhanced abilities suited for specific tasks or combat.</text:p>
        </text:list-item>
        <text:list-item>
          <text:p text:style-name="P1">Animate Dead: The caster raises skeletons or zombies from the dead to serve as undead minions.</text:p>
        </text:list-item>
        <text:list-item>
          <text:p text:style-name="P1">Animate Objects: The caster brings inanimate objects to life, allowing them to move and act according to the caster’s command.</text:p>
        </text:list-item>
        <text:list-item>
          <text:p text:style-name="P1">Antilife Shell: A magical barrier prevents living creatures from passing through, protecting the caster from attack.</text:p>
        </text:list-item>
        <text:list-item>
          <text:p text:style-name="P1">Antimagic Field: A magical field negates all magic within its area, preventing spells and magical effects from functioning.</text:p>
        </text:list-item>
        <text:list-item>
          <text:p text:style-name="P1">Apportation: A telekinetic force moves a target object to the caster, usually within a short range.</text:p>
        </text:list-item>
        <text:list-item>
          <text:p text:style-name="P1">Arcane Gate: The caster creates a pair of linked portals that allow for instantaneous travel between two points within a set range.</text:p>
        </text:list-item>
        <text:list-item>
          <text:p text:style-name="P1">Arcane Lock: The caster locks a door, chest, or other object with magic, making it difficult to open without the proper spell or key.</text:p>
        </text:list-item>
        <text:list-item>
          <text:p text:style-name="P1">Arms of Hadar: A blast of dark, eldritch energy reaches out to strike nearby creatures, dealing necrotic damage and pulling them toward the caster.</text:p>
        </text:list-item>
        <text:list-item>
          <text:p text:style-name="P1">Aura of Life: The caster radiates an aura that protects allies from necrotic damage and provides healing to nearby living creatures.</text:p>
        </text:list-item>
        <text:list-item>
          <text:p text:style-name="P1">Aura of Purity: The caster emanates an aura that protects creatures within it from harmful conditions like poison or disease.</text:p>
        </text:list-item>
        <text:list-item>
          <text:p text:style-name="P1">Aura of Vitality: The caster creates an aura that allows them or their allies to heal minor wounds by channeling radiant energy.</text:p>
        </text:list-item>
        <text:list-item>
          <text:p text:style-name="P1">Augury: The caster uses magical means to predict whether an action will lead to good or bad results in the near future.</text:p>
        </text:list-item>
        <text:list-item>
          <text:p text:style-name="P1">Banishment: The caster banishes a creature from the material plane, sending it back to its home plane if it fails a saving throw.</text:p>
        </text:list-item>
        <text:list-item>
          <text:p text:style-name="P1">Bigby’s Hand: A large magical hand appears, capable of performing various tasks such as grappling, pushing, or striking enemies.</text:p>
        </text:list-item>
        <text:list-item>
          <text:p text:style-name="P1">Blade Barrier: The caster creates a wall of spinning blades that deal slashing damage to any creature that passes through it.</text:p>
        </text:list-item>
        <text:list-item>
          <text:p text:style-name="P1"><text:soft-page-break/>Blight: The caster drains the life force of a creature or plant, causing it to wither and take necrotic damage.</text:p>
        </text:list-item>
        <text:list-item>
          <text:p text:style-name="P1">Blur: The caster’s form becomes blurry and hard to discern, causing attacks against them to have disadvantage.</text:p>
        </text:list-item>
        <text:list-item>
          <text:p text:style-name="P1">Bonfire: A small, magical fire is conjured at a point within range, dealing fire damage to creatures in its area of effect.</text:p>
        </text:list-item>
        <text:list-item>
          <text:p text:style-name="P1">Branding Smite: The caster imbues their weapon with radiant energy, causing the target to glow and take extra radiant damage on a hit.</text:p>
        </text:list-item>
        <text:list-item>
          <text:p text:style-name="P1">Burning Hands: The caster sends out a cone of fire from their hands, dealing fire damage to creatures in its area of effect.</text:p>
        </text:list-item>
        <text:list-item>
          <text:p text:style-name="P1">Call Lightning: The caster summons a bolt of lightning to strike a target within range, dealing lightning damage and potentially causing further strikes.</text:p>
        </text:list-item>
        <text:list-item>
          <text:p text:style-name="P1">Call of the Void: The caster opens a gateway to the void, creating a psychic drain that causes fear and psychic damage to enemies within a certain area.</text:p>
        </text:list-item>
        <text:list-item>
          <text:p text:style-name="P1">Calm Emotions: The caster suppresses strong emotions, causing creatures in the area to become calm and less likely to act aggressively.</text:p>
        </text:list-item>
        <text:list-item>
          <text:p text:style-name="P1">Chain Lightning: The caster summons a bolt of lightning that arcs from one target to another, dealing lightning damage to multiple creatures.</text:p>
        </text:list-item>
        <text:list-item>
          <text:p text:style-name="P1">Charm Person: The caster charms a humanoid, making it friendly toward them for a short period of time, provided the caster doesn’t harm it.</text:p>
        </text:list-item>
        <text:list-item>
          <text:p text:style-name="P1">Chill Touch: The caster creates a ghostly skeletal hand that deals necrotic damage and prevents the target from regaining hit points.</text:p>
        </text:list-item>
        <text:list-item>
          <text:p text:style-name="P1">Cloud of Daggers: A cloud of magical daggers fills an area, dealing slashing damage to creatures within it.</text:p>
        </text:list-item>
        <text:list-item>
          <text:p text:style-name="P1">Cloudkill: A toxic cloud of poison spreads through an area, choking and blinding those caught inside, causing poison damage over time.</text:p>
        </text:list-item>
        <text:list-item>
          <text:p text:style-name="P1">Color Spray: The caster creates a dazzling array of colored light, blinding creatures within its area of effect and causing them to be incapacitated.</text:p>
        </text:list-item>
        <text:list-item>
          <text:p text:style-name="P1">Command: The caster speaks a one-word command to a creature, compelling it to follow the command if it fails a Wisdom saving throw.</text:p>
        </text:list-item>
        <text:list-item>
          <text:p text:style-name="P1">Commune: The caster contacts their deity or another divine being, asking up to three yes/no questions for guidance.</text:p>
        </text:list-item>
        <text:list-item>
          <text:p text:style-name="P1">Commune with Nature: The caster gains knowledge of the surrounding land, including terrain, plants, animals, and any powerful forces or creatures in the area.</text:p>
        </text:list-item>
        <text:list-item>
          <text:p text:style-name="P1">Compelled Duel: The caster forces a creature to duel them, compelling it to focus only on the caster and avoid attacking others.</text:p>
        </text:list-item>
        <text:list-item>
          <text:p text:style-name="P1">Comprehend Languages: The caster can understand any spoken or written language for a limited time.</text:p>
        </text:list-item>
        <text:list-item>
          <text:p text:style-name="P1">Cone of Cold: The caster unleashes a blast of freezing cold in a cone, dealing cold damage to all creatures in the area of effect.</text:p>
        </text:list-item>
        <text:list-item>
          <text:p text:style-name="P1">Confusion: The caster creates an area of magical confusion, causing creatures within it to act erratically and potentially harming themselves.</text:p>
        </text:list-item>
        <text:list-item>
          <text:p text:style-name="P1">Conjure Animals: The caster summons a number of beasts to assist them, which follow their commands for a limited time.</text:p>
        </text:list-item>
        <text:list-item>
          <text:p text:style-name="P1">Conjure Barrage: The caster creates a flurry of projectiles that are launched in a cone, dealing damage to creatures within its area of effect.</text:p>
        </text:list-item>
        <text:list-item>
          <text:p text:style-name="P1">Conjure Celestial: The caster summons a celestial being to fight on their behalf for a limited time.</text:p>
        </text:list-item>
        <text:list-item>
          <text:p text:style-name="P1">Conjure Elemental: The caster summons an elemental (fire, earth, air, or water) to fight for them or carry out tasks.</text:p>
        </text:list-item>
        <text:list-item>
          <text:p text:style-name="P1"><text:soft-page-break/>Conjure Fey: The caster summons a fey creature to aid them, which can be tasked with various duties or combat.</text:p>
        </text:list-item>
        <text:list-item>
          <text:p text:style-name="P1">Conjure Minor Elementals: The caster summons small elementals to assist them for a short period of time.</text:p>
        </text:list-item>
        <text:list-item>
          <text:p text:style-name="P1">Conjure Volley: The caster conjures a volley of magical projectiles to rain down on a group of enemies, dealing damage to all within the area.</text:p>
        </text:list-item>
        <text:list-item>
          <text:p text:style-name="P1">Contact Other Plane: The caster reaches out to an otherworldly entity to gain knowledge, risking psychic damage and potential madness.</text:p>
        </text:list-item>
        <text:list-item>
          <text:p text:style-name="P1">Contagion: The caster infects a creature with a debilitating disease, causing it to suffer severe symptoms and possibly die.</text:p>
        </text:list-item>
        <text:list-item>
          <text:p text:style-name="P1">Counterspell: The caster interrupts and negates another caster’s spell, preventing it from taking effect if within range.</text:p>
        </text:list-item>
        <text:list-item>
          <text:p text:style-name="P1">Create or Destroy Water: The caster creates or destroys water, allowing them to conjure up to 10 gallons or evaporate the same amount within a range.</text:p>
        </text:list-item>
        <text:list-item>
          <text:p text:style-name="P1">Create Food and Water: The caster creates enough food and water to sustain several creatures for a day.</text:p>
        </text:list-item>
        <text:list-item>
          <text:p text:style-name="P1">Create Unholy Weapon: The caster imbues a weapon with dark energy, enhancing it to deal extra necrotic damage.</text:p>
        </text:list-item>
        <text:list-item>
          <text:p text:style-name="P1">Cure Wounds: The caster restores hit points to a creature they touch, healing their injuries.</text:p>
        </text:list-item>
        <text:list-item>
          <text:p text:style-name="P1">Dancing Lights: The caster creates up to four glowing orbs of light that can move and provide illumination.</text:p>
        </text:list-item>
        <text:list-item>
          <text:p text:style-name="P1">Darkness: The caster creates an area of magical darkness that blocks normal vision and even darkvision, making it difficult to see within.</text:p>
        </text:list-item>
        <text:list-item>
          <text:p text:style-name="P1">Darkvision: The caster grants a creature the ability to see in magical darkness as if it were bright light, up to a certain range.</text:p>
        </text:list-item>
        <text:list-item>
          <text:p text:style-name="P1">Detect Evil and Good: The caster senses the presence of creatures or objects that are considered evil, good, or belonging to certain types, like celestial or fiendish beings.</text:p>
        </text:list-item>
        <text:list-item>
          <text:p text:style-name="P1">Detect Magic: The caster senses the presence of magic within a certain range, revealing the aura and school of magic if a creature or object is magical.</text:p>
        </text:list-item>
        <text:list-item>
          <text:p text:style-name="P1">Detect Poison and Disease: The caster detects the presence of poison or disease within a creature or object.</text:p>
        </text:list-item>
        <text:list-item>
          <text:p text:style-name="P1">Disguise Self: The caster magically alters their appearance to appear as someone else for a short duration.</text:p>
        </text:list-item>
        <text:list-item>
          <text:p text:style-name="P1">Dispel Evil and Good: The caster dispels magical effects that involve certain types of creatures (like fiends, undead, or celestials) or areas with such creatures.</text:p>
        </text:list-item>
        <text:list-item>
          <text:p text:style-name="P1">Dispel Magic: The caster negates magic in a specific area, ending ongoing magical effects within a range.</text:p>
        </text:list-item>
        <text:list-item>
          <text:p text:style-name="P1">Divination: The caster contacts a divine power for guidance on a specific course of action, receiving a truthful answer that helps predict the outcome.</text:p>
        </text:list-item>
        <text:list-item>
          <text:p text:style-name="P1">Druidcraft: The caster creates minor magical effects related to nature, such as causing a flower to bloom or predicting the weather for the next 24 hours.</text:p>
        </text:list-item>
        <text:list-item>
          <text:p text:style-name="P1">Earthquake: The caster causes the ground to tremble violently, potentially breaking structures and creating difficult terrain in a large area.</text:p>
        </text:list-item>
        <text:list-item>
          <text:p text:style-name="P1">Elemental Bane: The caster causes a creature to become vulnerable to a specific type of elemental damage, such as fire, cold, or lightning.</text:p>
        </text:list-item>
        <text:list-item>
          <text:p text:style-name="P1">Enervation: The caster drains life force from a creature, dealing necrotic damage and potentially weakening the target’s vitality.</text:p>
        </text:list-item>
        <text:list-item>
          <text:p text:style-name="P1">Entangle: The caster causes plants and vines to grow rapidly, ensnaring creatures and creating difficult terrain in a designated area.</text:p>
        </text:list-item>
        <text:list-item>
          <text:p text:style-name="P1"><text:soft-page-break/>Etherealness: The caster can move into the Ethereal Plane, becoming intangible and able to pass through solid objects, but unable to affect the material world directly.</text:p>
        </text:list-item>
        <text:list-item>
          <text:p text:style-name="P1">Expeditious Retreat: The caster magically speeds up their movement, allowing them to move faster for a short period of time.</text:p>
        </text:list-item>
        <text:list-item>
          <text:p text:style-name="P1">Eyebite: The caster causes an enemy to fall into a deep sleep, become frightened, or suffer a debilitating condition just by looking at them.</text:p>
        </text:list-item>
        <text:list-item>
          <text:p text:style-name="P1">Faerie Fire: The caster outlines creatures in glowing light, causing them to be easier to hit and preventing them from hiding.</text:p>
        </text:list-item>
        <text:list-item>
          <text:p text:style-name="P1">False Life: The caster bolsters their own vitality by granting themselves temporary hit points that help them survive longer.</text:p>
        </text:list-item>
        <text:list-item>
          <text:p text:style-name="P1">Fear: The caster causes creatures within a certain range to become frightened, forcing them to flee from the caster.</text:p>
        </text:list-item>
        <text:list-item>
          <text:p text:style-name="P1">Feather Fall: The caster slows the fall of up to five falling creatures, preventing them from taking fall damage.</text:p>
        </text:list-item>
        <text:list-item>
          <text:p text:style-name="P1">Find Familiar: The caster summons a familiar, a small magical creature that aids them in tasks and can communicate telepathically.</text:p>
        </text:list-item>
        <text:list-item>
          <text:p text:style-name="P1">Find Steed: The caster summons a magical steed, which serves as a loyal mount and can be used in combat and travel.</text:p>
        </text:list-item>
        <text:list-item>
          <text:p text:style-name="P1">Find Traps: The caster senses the presence of traps within a certain area, allowing them to avoid or disarm them.</text:p>
        </text:list-item>
        <text:list-item>
          <text:p text:style-name="P1">Fireball: The caster creates a ball of fire that explodes on impact, dealing significant fire damage to all creatures within its area of effect.</text:p>
        </text:list-item>
        <text:list-item>
          <text:p text:style-name="P1">Firebolt: The caster hurls a small bolt of fire at a target, dealing fire damage on a hit.</text:p>
        </text:list-item>
        <text:list-item>
          <text:p text:style-name="P1">Flame Strike: The caster calls down a column of divine fire, dealing both fire and radiant damage to creatures within the area of effect.</text:p>
        </text:list-item>
        <text:list-item>
          <text:p text:style-name="P1">Flaming Sphere: The caster conjures a small, rolling sphere of fire that can move and deal fire damage to creatures it contacts.</text:p>
        </text:list-item>
        <text:list-item>
          <text:p text:style-name="P1">Fly: The caster grants a creature the ability to fly, allowing them to hover or soar through the air for a period of time.</text:p>
        </text:list-item>
        <text:list-item>
          <text:p text:style-name="P1">Forbiddance: The caster creates an area of magical protection that prevents creatures from entering or leaving, particularly effective against certain types of creatures.</text:p>
        </text:list-item>
        <text:list-item>
          <text:p text:style-name="P1">Forcecage: The caster creates an impenetrable cage of force around a creature, trapping it in place without any way to escape.</text:p>
        </text:list-item>
        <text:list-item>
          <text:p text:style-name="P1">Greater Invisibility: The caster makes themselves or another creature invisible, with the added benefit that the invisible creature can still take actions without revealing themselves.</text:p>
        </text:list-item>
        <text:list-item>
          <text:p text:style-name="P1">Greater Restoration: The caster restores a creature’s health and removes a variety of debilitating conditions, including diseases, curses, and exhaustion.</text:p>
        </text:list-item>
        <text:list-item>
          <text:p text:style-name="P1">Guardian of Faith: The caster summons a large spectral figure that protects an area, dealing radiant damage to enemies who approach.</text:p>
        </text:list-item>
        <text:list-item>
          <text:p text:style-name="P1">Guards and Wards: The caster creates a series of magical protections and impediments in an area, such as illusions, magical traps, and protections against intruders.</text:p>
        </text:list-item>
        <text:list-item>
          <text:p text:style-name="P1">Hallow: The caster consecrates a large area, making it resistant to certain types of magic and granting protection from evil creatures.</text:p>
        </text:list-item>
        <text:list-item>
          <text:p text:style-name="P1">Haste: The caster grants a creature an enhanced burst of speed, granting them additional actions, movement, and other benefits for a short period.</text:p>
        </text:list-item>
        <text:list-item>
          <text:p text:style-name="P1">Heal: The caster channels powerful healing magic, restoring a large amount of hit points to a creature and curing many conditions like blindness or paralysis.</text:p>
        </text:list-item>
        <text:list-item>
          <text:p text:style-name="P1">Healing Word: The caster speaks a brief word of healing that restores hit points to a creature within range.</text:p>
        </text:list-item>
        <text:list-item>
          <text:p text:style-name="P1"><text:soft-page-break/>Hellish Rebuke: The caster retaliates against a creature that harmed them, dealing fire damage to it in a burst of flame.</text:p>
        </text:list-item>
        <text:list-item>
          <text:p text:style-name="P1">Heroes’ Feast: The caster creates a magnificent feast that provides benefits to creatures who partake, such as increased hit points, immunity to fear, and enhanced morale.</text:p>
        </text:list-item>
        <text:list-item>
          <text:p text:style-name="P1">Hex: The caster curses a creature, giving it disadvantage on ability checks related to a specific ability score and dealing extra damage when attacked.</text:p>
        </text:list-item>
        <text:list-item>
          <text:p text:style-name="P1">Hold Person: The caster paralyzes a humanoid creature, freezing it in place for the duration of the spell.</text:p>
        </text:list-item>
        <text:list-item>
          <text:p text:style-name="P1">Holy Aura: The caster surrounds themselves or their allies with divine light, granting resistance to damage from fiends and undead, and imposing disadvantage on attacks against them.</text:p>
        </text:list-item>
        <text:list-item>
          <text:p text:style-name="P1">Hunger of Hadar: The caster creates a region of black, icy void filled with swirling, alien energy that deals cold and acid damage to creatures within it.</text:p>
        </text:list-item>
        <text:list-item>
          <text:p text:style-name="P1">Hypnotic Pattern: The caster creates a dazzling pattern of lights that can charm and incapacitate creatures within a certain area, rendering them unable to act.</text:p>
        </text:list-item>
        <text:list-item>
          <text:p text:style-name="P1">Ice Storm: The caster summons a violent storm of ice and hail, dealing bludgeoning and cold damage to creatures in the affected area.</text:p>
        </text:list-item>
        <text:list-item>
          <text:p text:style-name="P1">Identify: The caster learns the magical properties and history of an item, including whether it is cursed, its properties, and how it works.</text:p>
        </text:list-item>
        <text:list-item>
          <text:p text:style-name="P1">Imprisonment: The caster traps a creature within a magical force, preventing it from escaping and rendering it helpless, usually for an extended period.</text:p>
        </text:list-item>
        <text:list-item>
          <text:p text:style-name="P1">Incendiary Cloud: The caster creates a cloud of smoke and fire that moves and causes fire damage to creatures in its area.</text:p>
        </text:list-item>
        <text:list-item>
          <text:p text:style-name="P1">Inflict Wounds: The caster touches a creature and channels negative energy to deal necrotic damage based on the caster’s spellcasting ability.</text:p>
        </text:list-item>
        <text:list-item>
          <text:p text:style-name="P1">Insect Plague: The caster summons a swarm of biting insects that fill an area, causing damage and making the environment difficult to navigate.</text:p>
        </text:list-item>
        <text:list-item>
          <text:p text:style-name="P1">Invisible Stalker: The caster summons an invisible elemental creature to serve them, capable of tracking and performing tasks undetected.</text:p>
        </text:list-item>
        <text:list-item>
          <text:p text:style-name="P1">Invisibility: The caster renders a creature invisible, making it undetectable by most forms of sight unless it attacks or casts a spell.</text:p>
        </text:list-item>
        <text:list-item>
          <text:p text:style-name="P1">Ironwood: The caster transforms a wooden object into a more durable, iron-like form, granting it increased toughness and resilience.</text:p>
        </text:list-item>
        <text:list-item>
          <text:p text:style-name="P1">Knock: The caster magically unlocks a door, lock, or other sealed object, making it open without needing a physical key.</text:p>
        </text:list-item>
        <text:list-item>
          <text:p text:style-name="P1">Legend Lore: The caster learns detailed and often ancient knowledge about a person, place, or object of significance in history, often revealing its secrets.</text:p>
        </text:list-item>
        <text:list-item>
          <text:p text:style-name="P1">Lesser Restoration: The caster removes a condition from a creature, such as blindness, paralysis, or poison, restoring their well-being.</text:p>
        </text:list-item>
        <text:list-item>
          <text:p text:style-name="P1">Levitate: The caster causes a creature or object to float, allowing it to rise vertically and remain suspended in the air for a limited time.</text:p>
        </text:list-item>
        <text:list-item>
          <text:p text:style-name="P1">Light: The caster creates a bright, glowing light that illuminates a small object, allowing it to shine and be seen in darkness.</text:p>
        </text:list-item>
        <text:list-item>
          <text:p text:style-name="P1">Locate Creature: The caster detects the direction of a creature they are familiar with, as long as it is within a certain distance.</text:p>
        </text:list-item>
        <text:list-item>
          <text:p text:style-name="P1">Locate Object: The caster detects the location of a specific object within a certain distance, as long as they have seen it before.</text:p>
        </text:list-item>
        <text:list-item>
          <text:p text:style-name="P1">Madden: The caster drives a creature into a frenzy, causing it to attack anything within range or wreak havoc.</text:p>
        </text:list-item>
        <text:list-item>
          <text:p text:style-name="P1">Magic Circle: The caster creates a protective magical barrier that prevents certain types of creatures from entering or leaving a designated area.</text:p>
        </text:list-item>
        <text:list-item>
          <text:p text:style-name="P1"><text:soft-page-break/>Magic Jar: The caster takes possession of a creature’s body by transferring their own soul into it and controlling the creature’s actions.</text:p>
        </text:list-item>
        <text:list-item>
          <text:p text:style-name="P1">Magic Missile: The caster creates darts of magical energy that automatically hit and deal force damage to a target.</text:p>
        </text:list-item>
        <text:list-item>
          <text:p text:style-name="P1">Major Image: The caster creates a large, illusory image that includes visual, auditory, and olfactory elements, making it highly convincing.</text:p>
        </text:list-item>
        <text:list-item>
          <text:p text:style-name="P1">Mass Cure Wounds: The caster heals multiple creatures within a specific range, restoring hit points to each target.</text:p>
        </text:list-item>
        <text:list-item>
          <text:p text:style-name="P1">Mass Heal: The caster channels divine energy to heal a large group of creatures, restoring a substantial number of hit points to each one.</text:p>
        </text:list-item>
        <text:list-item>
          <text:p text:style-name="P1">Mass Hold Person: The caster paralyzes multiple humanoid creatures within a certain area, leaving them frozen in place for the duration.</text:p>
        </text:list-item>
        <text:list-item>
          <text:p text:style-name="P1">Mass Suggestion: The caster magically compels multiple creatures to follow a single, reasonable suggestion, with the suggestion taking effect if they fail their saving throws.</text:p>
        </text:list-item>
        <text:list-item>
          <text:p text:style-name="P1">Mental Prison: The caster traps a creature in an illusory cage, causing it to suffer psychic damage each time it tries to escape.</text:p>
        </text:list-item>
        <text:list-item>
          <text:p text:style-name="P1">Misty Step: The caster teleports a short distance in a flash of mist, instantly moving to an unoccupied space within range.</text:p>
        </text:list-item>
        <text:list-item>
          <text:p text:style-name="P1">Mordenkainen’s Faithful Hound: The caster summons a magical, invisible hound that guards a specific area and alerts the caster of intruders.</text:p>
        </text:list-item>
        <text:list-item>
          <text:p text:style-name="P1">Mordenkainen’s Magnificent Mansion: The caster conjures a luxurious extradimensional mansion for a limited time, where they and their allies can rest and find shelter.</text:p>
        </text:list-item>
        <text:list-item>
          <text:p text:style-name="P1">Mordenkainen’s Sword: The caster summons a floating sword made of magical energy to fight for them, dealing force damage to enemies it strikes.</text:p>
        </text:list-item>
        <text:list-item>
          <text:p text:style-name="P1">Nondetection: The caster prevents a creature or object from being detected by divination magic or magical sensors, rendering it invisible to detection spells.</text:p>
        </text:list-item>
        <text:list-item>
          <text:p text:style-name="P1">Phantasmal Killer: The caster creates a fearsome illusion that targets a creature’s worst fears, causing psychic damage and fear each turn it is within range.</text:p>
        </text:list-item>
        <text:list-item>
          <text:p text:style-name="P1">Plane Shift: The caster transports themselves and up to eight willing creatures to a different plane of existence, such as the Feywild or the Shadowfell.</text:p>
        </text:list-item>
        <text:list-item>
          <text:p text:style-name="P1">Plant Growth: The caster causes plants to grow rapidly, creating difficult terrain or enriching an area to aid in agriculture or hinder enemies.</text:p>
        </text:list-item>
        <text:list-item>
          <text:p text:style-name="P1">Poison Spray: The caster releases a puff of poisonous gas that targets a creature within range, dealing poison damage if it fails a Constitution saving throw.</text:p>
        </text:list-item>
        <text:list-item>
          <text:p text:style-name="P1">Polymorph: The caster transforms a creature into a different form, such as a beast or another creature, with specific effects based on the form chosen.</text:p>
        </text:list-item>
        <text:list-item>
          <text:p text:style-name="P1">Power Word Kill: The caster utters a powerful command that can instantly kill a creature with low enough hit points, regardless of its defenses.</text:p>
        </text:list-item>
        <text:list-item>
          <text:p text:style-name="P1">Power Word Stun: The caster speaks a powerful word that stuns a creature with low enough hit points, rendering it incapacitated for a period of time.</text:p>
        </text:list-item>
        <text:list-item>
          <text:p text:style-name="P1">Prayer of Healing: The caster calls upon divine aid to heal multiple creatures within range, restoring hit points to each target.</text:p>
        </text:list-item>
        <text:list-item>
          <text:p text:style-name="P1">Prestidigitation: The caster performs minor magical tricks, such as cleaning an object, creating small illusions, or changing the flavor of food.</text:p>
        </text:list-item>
        <text:list-item>
          <text:p text:style-name="P1">Produce Flame: The caster conjures a small flame in their hand, which can be used to deal fire damage or provide light.</text:p>
        </text:list-item>
        <text:list-item>
          <text:p text:style-name="P1">Protection from Evil and Good: The caster wards a creature against certain types of creatures (aberrations, celestials, dragons, etc.), granting it various protective effects.</text:p>
        </text:list-item>
        <text:list-item>
          <text:p text:style-name="P1">Protection from Poison: The caster protects a creature from poison, neutralizing harmful effects and preventing further poisoning.</text:p>
        </text:list-item>
        <text:list-item>
          <text:p text:style-name="P1"><text:soft-page-break/>Purify Food and Drink: The caster magically purifies food and drink, removing poison or disease from it and making it safe to consume.</text:p>
        </text:list-item>
        <text:list-item>
          <text:p text:style-name="P1">Ray of Enfeeblement: The caster shoots a ray that saps the strength of a creature, reducing its damage output with strength-based attacks.</text:p>
        </text:list-item>
        <text:list-item>
          <text:p text:style-name="P1">Ray of Frost: The caster shoots a beam of cold energy that deals cold damage to a target and slows its movement.</text:p>
        </text:list-item>
        <text:list-item>
          <text:p text:style-name="P1">Regenerate: The caster accelerates the healing process, restoring a creature’s lost hit points over time and allowing lost limbs to regrow.</text:p>
        </text:list-item>
        <text:list-item>
          <text:p text:style-name="P1">Remove Curse: The caster removes a curse from a creature or object, ending the negative magical effects imposed by the curse.</text:p>
        </text:list-item>
        <text:list-item>
          <text:p text:style-name="P1">Resilient Sphere: The caster creates a force barrier around a creature or object, making it invulnerable to damage and preventing anything from passing through.</text:p>
        </text:list-item>
        <text:list-item>
          <text:p text:style-name="P1">Resurrection: The caster brings a dead creature back to life, restoring it to full hit points and potentially curing debilitating conditions.</text:p>
        </text:list-item>
        <text:list-item>
          <text:p text:style-name="P1">Revivify: The caster revives a creature that has died within the last minute, bringing it back to life with a small amount of hit points.</text:p>
        </text:list-item>
        <text:list-item>
          <text:p text:style-name="P1">Scrying: The caster magically observes a creature, location, or object from a distance, as long as they are familiar with it.</text:p>
        </text:list-item>
        <text:list-item>
          <text:p text:style-name="P1">Shield: The caster creates a magical barrier of force that increases their Armor Class and protects against attacks for a short period.</text:p>
        </text:list-item>
        <text:list-item>
          <text:p text:style-name="P1">Shield of Faith: The caster creates a shimmering field of protection around a creature, increasing their Armor Class for the spell’s duration.</text:p>
        </text:list-item>
        <text:list-item>
          <text:p text:style-name="P1">Shocking Grasp: The caster delivers a shock of lightning to a creature, dealing lightning damage and preventing it from taking reactions.</text:p>
        </text:list-item>
        <text:list-item>
          <text:p text:style-name="P1">Sleep: The caster causes creatures within a specific area to fall into a magical slumber, rendering them unconscious for the duration of the spell.</text:p>
        </text:list-item>
        <text:list-item>
          <text:p text:style-name="P1">Spider Climb: The caster grants the ability to climb on walls and ceilings, as if the creature were a spider, for a limited time.</text:p>
        </text:list-item>
        <text:list-item>
          <text:p text:style-name="P1">Spiritual Weapon: The caster summons a floating weapon made of magical force that attacks enemies on its own and deals force damage.</text:p>
        </text:list-item>
        <text:list-item>
          <text:p text:style-name="P1">Stinking Cloud: The caster creates a cloud of nauseating gas that causes creatures within it to become sickened, and potentially suffer from poison effects.</text:p>
        </text:list-item>
        <text:list-item>
          <text:p text:style-name="P1">Stone Shape: The caster molds stone into a different shape, creating objects like walls, doors, or barriers out of rock.</text:p>
        </text:list-item>
        <text:list-item>
          <text:p text:style-name="P1">Stoneskin: The caster hardens the skin of a creature, granting resistance to nonmagical bludgeoning, piercing, and slashing damage.</text:p>
        </text:list-item>
        <text:list-item>
          <text:p text:style-name="P1">Storm of Vengeance: The caster creates a powerful storm with thunder, lightning, and acid rain, causing significant damage and hindering creatures within the area.</text:p>
        </text:list-item>
        <text:list-item>
          <text:p text:style-name="P1">Summon Celestial: The caster summons a celestial being to fight on their behalf, providing both combat power and healing assistance.</text:p>
        </text:list-item>
        <text:list-item>
          <text:p text:style-name="P1">Summon Demon: The caster summons a demon to serve them temporarily, providing additional strength and abilities, but with potential risks.</text:p>
        </text:list-item>
        <text:list-item>
          <text:p text:style-name="P1">Summon Fey: The caster calls forth a fey creature to aid them in combat or tasks, with the fey being bound to serve the caster temporarily.</text:p>
        </text:list-item>
        <text:list-item>
          <text:p text:style-name="P1">Summon Greater Demon: The caster summons a more powerful demon from the Abyss to serve them for a time, with the demon being harder to control and more dangerous.</text:p>
        </text:list-item>
        <text:list-item>
          <text:p text:style-name="P1">Summon Elemental: The caster summons an elemental (fire, earth, air, or water) to assist them in combat or perform various tasks.</text:p>
        </text:list-item>
        <text:list-item>
          <text:p text:style-name="P1">Summon Lesser Demon: The caster summons a lesser demon to serve them temporarily, with less power but still potentially unpredictable behavior.</text:p>
        </text:list-item>
        <text:list-item>
          <text:p text:style-name="P1"><text:soft-page-break/>Summon Shadowspawn: The caster calls forth a creature of shadow to serve them, using its dark abilities for combat and stealth.</text:p>
        </text:list-item>
        <text:list-item>
          <text:p text:style-name="P1">Tasha’s Hideous Laughter: The caster causes a creature to burst into uncontrollable laughter, incapacitating it for a short period and causing it to be unable to act.</text:p>
        </text:list-item>
        <text:list-item>
          <text:p text:style-name="P1">Telekinesis: The caster manipulates objects or creatures at a distance using the power of their mind, lifting or moving them as if they were weightless.</text:p>
        </text:list-item>
        <text:list-item>
          <text:p text:style-name="P1">Teleport: The caster teleports themselves and others across vast distances, instantly traveling to a destination they are familiar with.</text:p>
        </text:list-item>
        <text:list-item>
          <text:p text:style-name="P1">Thunderwave: The caster sends out a wave of thunderous force in a cone, dealing thunder damage and potentially pushing creatures away from the caster.</text:p>
        </text:list-item>
        <text:list-item>
          <text:p text:style-name="P1">Toll the Dead: The caster causes a bell to toll for a target, dealing necrotic damage and worsening if the target is already injured.</text:p>
        </text:list-item>
        <text:list-item>
          <text:p text:style-name="P1">True Seeing: The caster grants a creature the ability to see things as they actually are, revealing hidden things, including invisible creatures and objects.</text:p>
        </text:list-item>
        <text:list-item>
          <text:p text:style-name="P1">True Resurrection: The caster resurrects a dead creature that has been dead for no longer than a century, restoring it fully, including any missing parts.</text:p>
        </text:list-item>
        <text:list-item>
          <text:p text:style-name="P1">Vampiric Touch: The caster uses their touch to drain life energy from a creature, healing themselves as they deal necrotic damage to the target.</text:p>
        </text:list-item>
        <text:list-item>
          <text:p text:style-name="P1">Wall of Fire: The caster creates a wall of fire that deals fire damage to creatures within or near it, and can be shaped into different forms.</text:p>
        </text:list-item>
        <text:list-item>
          <text:p text:style-name="P1">Wall of Force: The caster creates an invisible, impenetrable barrier that can block all creatures and spells from passing through.</text:p>
        </text:list-item>
        <text:list-item>
          <text:p text:style-name="P1">Wall of Ice: The caster conjures a wall of ice that can be shaped into different forms and serves as a barrier, dealing cold damage to creatures that come into contact with it.</text:p>
        </text:list-item>
        <text:list-item>
          <text:p text:style-name="P1">Wall of Stone: The caster creates a solid wall of stone to act as a barrier, which can be shaped and modified as needed.</text:p>
        </text:list-item>
        <text:list-item>
          <text:p text:style-name="P1">Wall of Thorns: The caster creates a wall of thick, magical thorns, causing damage to creatures that try to pass through and creating difficult terrain.</text:p>
        </text:list-item>
        <text:list-item>
          <text:p text:style-name="P1">Watery Sphere: The caster creates a sphere of water that can trap creatures within it, dealing damage and restraining them as long as they remain inside.</text:p>
        </text:list-item>
        <text:list-item>
          <text:p text:style-name="P1">Wind Walk: The caster transforms into a cloud of mist, allowing them to travel quickly across long distances and pass through small openings.</text:p>
        </text:list-item>
        <text:list-item>
          <text:p text:style-name="P1">Wish: The caster makes a nearly impossible request come true, bending reality to grant nearly any desire, with some limitations and risks involve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keep-with-next="always" style:writing-mode="lr-tb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0">
      <text:list-level-style-bullet text:level="1" text:style-name="ListLabel_20_1" loext:num-list-format=" " style:num-suffix=" " text:bullet-char=" 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bullet>
      <text:list-level-style-bullet text:level="2" text:style-name="ListLabel_20_2" loext:num-list-format=" " style:num-suffix=" " text:bullet-char=" 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style-name="ListLabel_20_3" loext:num-list-format=" " style:num-suffix=" " text:bullet-char=" 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style-name="ListLabel_20_4" loext:num-list-format=" " style:num-suffix=" " text:bullet-char=" 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style-name="ListLabel_20_5" loext:num-list-format=" " style:num-suffix=" " text:bullet-char=" 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style-name="ListLabel_20_6" loext:num-list-format=" " style:num-suffix=" " text:bullet-char=" 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style-name="ListLabel_20_7" loext:num-list-format=" " style:num-suffix=" " text:bullet-char=" 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text:style-name="ListLabel_20_8" loext:num-list-format=" " style:num-suffix=" " text:bullet-char=" 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text:style-name="ListLabel_20_9" loext:num-list-format=" " style:num-suffix=" " text:bullet-char=" 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1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in" fo:margin-left="0.2in"/>
        </style:list-level-properties>
      </text:list-level-style-bullet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</text:list-level-style-bullet>
      <text:list-level-style-bullet text:level="4" text:style-name="ListLabel_20_13" loext:num-list-format="–" style:num-suffix="–" text:bullet-char="–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</text:list-level-style-bullet>
      <text:list-level-style-bullet text:level="6" text:style-name="ListLabel_20_1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</text:list-level-style-bullet>
      <text:list-level-style-bullet text:level="8" text:style-name="ListLabel_20_1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0:29:00</meta:creation-date>
    <dc:date>2025-03-12T18:36:07.033498005</dc:date>
    <meta:generator>LibreOffice/7.3.7.2$Linux_X86_64 LibreOffice_project/30$Build-2</meta:generator>
    <meta:editing-duration>PT5H2M42S</meta:editing-duration>
    <meta:editing-cycles>1</meta:editing-cycles>
    <meta:document-statistic meta:table-count="0" meta:image-count="0" meta:object-count="0" meta:page-count="8" meta:paragraph-count="192" meta:word-count="4379" meta:character-count="25994" meta:non-whitespace-character-count="21999"/>
    <meta:user-defined meta:name="AppVersion">12.0000</meta:user-defined>
    <meta:template xlink:type="simple" xlink:actuate="onRequest" xlink:title="Normal.dotm" xlink:href=""/>
  </office:meta>
</office:document-meta>
</file>